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fc9" officeooo:paragraph-rsid="00086fc9"/>
    </style:style>
    <style:style style:name="P2" style:family="paragraph" style:parent-style-name="Standard">
      <style:text-properties officeooo:rsid="000aab9c" officeooo:paragraph-rsid="000aab9c"/>
    </style:style>
    <style:style style:name="P3" style:family="paragraph" style:parent-style-name="Standard">
      <style:text-properties officeooo:rsid="000b7046" officeooo:paragraph-rsid="000b7046"/>
    </style:style>
    <style:style style:name="P4" style:family="paragraph" style:parent-style-name="Standard">
      <style:text-properties officeooo:rsid="000c938e" officeooo:paragraph-rsid="000c938e"/>
    </style:style>
    <style:style style:name="P5" style:family="paragraph" style:parent-style-name="Standard">
      <style:text-properties officeooo:rsid="000d13f9" officeooo:paragraph-rsid="000d13f9"/>
    </style:style>
    <style:style style:name="P6" style:family="paragraph" style:parent-style-name="Standard">
      <style:text-properties officeooo:rsid="000d3203" officeooo:paragraph-rsid="000d3203"/>
    </style:style>
    <style:style style:name="P7" style:family="paragraph" style:parent-style-name="Standard">
      <style:text-properties officeooo:rsid="000e4ef4" officeooo:paragraph-rsid="000e4ef4"/>
    </style:style>
    <style:style style:name="P8" style:family="paragraph" style:parent-style-name="Standard">
      <style:text-properties officeooo:rsid="0010d165" officeooo:paragraph-rsid="0010d165"/>
    </style:style>
    <style:style style:name="P9" style:family="paragraph" style:parent-style-name="Standard">
      <style:text-properties officeooo:rsid="0010f1dc" officeooo:paragraph-rsid="0010f1dc"/>
    </style:style>
    <style:style style:name="P10" style:family="paragraph" style:parent-style-name="Standard">
      <style:text-properties officeooo:rsid="00138705" officeooo:paragraph-rsid="00138705"/>
    </style:style>
    <style:style style:name="P11" style:family="paragraph" style:parent-style-name="Standard">
      <style:text-properties officeooo:rsid="0014e6e5" officeooo:paragraph-rsid="0014e6e5"/>
    </style:style>
    <style:style style:name="P12" style:family="paragraph" style:parent-style-name="Standard">
      <style:text-properties officeooo:rsid="0016dab3" officeooo:paragraph-rsid="0016dab3"/>
    </style:style>
    <style:style style:name="P13" style:family="paragraph" style:parent-style-name="Standard">
      <style:text-properties officeooo:rsid="00180266" officeooo:paragraph-rsid="00180266"/>
    </style:style>
    <style:style style:name="P14" style:family="paragraph" style:parent-style-name="Standard">
      <style:text-properties officeooo:rsid="00180266" officeooo:paragraph-rsid="001a6ab9"/>
    </style:style>
    <style:style style:name="P15" style:family="paragraph" style:parent-style-name="Standard">
      <style:text-properties officeooo:rsid="001ec829" officeooo:paragraph-rsid="001ec829"/>
    </style:style>
    <style:style style:name="P16" style:family="paragraph" style:parent-style-name="Standard">
      <style:text-properties officeooo:rsid="0020c97d" officeooo:paragraph-rsid="0020c97d"/>
    </style:style>
    <style:style style:name="P17" style:family="paragraph" style:parent-style-name="Standard">
      <style:text-properties officeooo:rsid="0020c97d" officeooo:paragraph-rsid="002445d1"/>
    </style:style>
    <style:style style:name="P18" style:family="paragraph" style:parent-style-name="Standard">
      <style:text-properties fo:font-weight="bold" officeooo:rsid="0020c97d" officeooo:paragraph-rsid="0020c97d" style:font-weight-asian="bold" style:font-weight-complex="bold"/>
    </style:style>
    <style:style style:name="P19" style:family="paragraph" style:parent-style-name="Standard">
      <style:text-properties officeooo:rsid="0022dc4d" officeooo:paragraph-rsid="0022dc4d"/>
    </style:style>
    <style:style style:name="P20" style:family="paragraph" style:parent-style-name="Standard">
      <style:text-properties officeooo:rsid="002445d1" officeooo:paragraph-rsid="002445d1"/>
    </style:style>
    <style:style style:name="P21" style:family="paragraph" style:parent-style-name="Standard">
      <style:text-properties officeooo:rsid="00252dcb" officeooo:paragraph-rsid="00252dcb"/>
    </style:style>
    <style:style style:name="T1" style:family="text">
      <style:text-properties style:text-position="super 58%"/>
    </style:style>
    <style:style style:name="T2" style:family="text">
      <style:text-properties officeooo:rsid="000a15f1"/>
    </style:style>
    <style:style style:name="T3" style:family="text">
      <style:text-properties officeooo:rsid="000b7046"/>
    </style:style>
    <style:style style:name="T4" style:family="text">
      <style:text-properties officeooo:rsid="000c1acf"/>
    </style:style>
    <style:style style:name="T5" style:family="text">
      <style:text-properties officeooo:rsid="0012bacd"/>
    </style:style>
    <style:style style:name="T6" style:family="text">
      <style:text-properties officeooo:rsid="0014fa70"/>
    </style:style>
    <style:style style:name="T7" style:family="text">
      <style:text-properties officeooo:rsid="00180266"/>
    </style:style>
    <style:style style:name="T8" style:family="text">
      <style:text-properties officeooo:rsid="0018fbee"/>
    </style:style>
    <style:style style:name="T9" style:family="text">
      <style:text-properties officeooo:rsid="001a6ab9"/>
    </style:style>
    <style:style style:name="T10" style:family="text">
      <style:text-properties officeooo:rsid="001c5075"/>
    </style:style>
    <style:style style:name="T11" style:family="text">
      <style:text-properties officeooo:rsid="0028d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6/04/08 <text:span text:style-name="T11">ANSSI</text:span></text:p>
      <text:p text:style-name="P1"/>
      <text:p text:style-name="P1">ANSSI Services du 1<text:span text:style-name="T1">er</text:span> ministre</text:p>
      <text:p text:style-name="P1">Défense exclusivement, pas d’attaque</text:p>
      <text:p text:style-name="P1">750 agents</text:p>
      <text:p text:style-name="P1"/>
      <text:p text:style-name="P1">Etat <text:span text:style-name="T2">de la menace Cyber</text:span></text:p>
      <text:p text:style-name="P2">Depuis 2020 la menace est élevée et vise les petites structures.</text:p>
      <text:p text:style-name="P2">Plusieurs familles d’attaquants :</text:p>
      <text:p text:style-name="P2">- espionnage (cible les grands acteurs, <text:span text:style-name="T3">priorité de l’ANSSI</text:span>)</text:p>
      <text:p text:style-name="P2">- <text:span text:style-name="T3">activisme</text:span></text:p>
      <text:p text:style-name="P2">- <text:span text:style-name="T3">crime : vol de données </text:span><text:span text:style-name="T4">(en hausse)</text:span><text:span text:style-name="T3">, rançongiciel</text:span></text:p>
      <text:p text:style-name="P3">Ces familles tendent à coopérer aujourd’hui.</text:p>
      <text:p text:style-name="P4">Attention au buzz : 40% des fuites de données avérées.</text:p>
      <text:p text:style-name="P4">Protections : antivirus, EDR,</text:p>
      <text:p text:style-name="P5">Vecteurs d’attaque : détournement d’outils légitimes.</text:p>
      <text:p text:style-name="P5">Vulnérabilités 2025 : fortinet, ivanti</text:p>
      <text:p text:style-name="P5"/>
      <text:p text:style-name="P6">« Votre diagnostic cyber gratuit »</text:p>
      <text:p text:style-name="P7">Catalogue des produits et services certifiés</text:p>
      <text:p text:style-name="P8">Outils de scan de vulnérabilités</text:p>
      <text:p text:style-name="P9">Etre assisté en cas de cybermalveillance <text:span text:style-name="T5">3218</text:span></text:p>
      <text:p text:style-name="P9"/>
      <text:p text:style-name="P10">NIS2</text:p>
      <text:p text:style-name="P10"><text:a xlink:type="simple" xlink:href="https://www.cert.ssi.gouv.fr/" text:style-name="Internet_20_link" text:visited-style-name="Visited_20_Internet_20_Link">https://www.cert.ssi.gouv.fr/</text:a></text:p>
      <text:p text:style-name="P11"/>
      <text:p text:style-name="P11">Cybersécurité fondamentaux : Confidentialité / Disponibilité / Intégrité / Traçabilité</text:p>
      <text:p text:style-name="P10"/>
      <text:p text:style-name="P5"/>
      <text:p text:style-name="P11">Risques cybersécurité IA</text:p>
      <text:p text:style-name="P11">- Dysfonctionnement du système d’IA</text:p>
      <text:p text:style-name="P11">- Fuite de données sensibles</text:p>
      <text:p text:style-name="P11">- Vol de modèle d’IA propriétaire (expertise)</text:p>
      <text:p text:style-name="P11">- IA vulnérables comme porte d’entrée dans un SI</text:p>
      <text:p text:style-name="P11">- Atteinte à la réputation</text:p>
      <text:p text:style-name="P11"/>
      <text:p text:style-name="P11">Cybersécurité face à l’IA (aide à l’attaque)</text:p>
      <text:p text:style-name="P11">Cybersécurité par l’IA (aide à la défense)</text:p>
      <text:p text:style-name="P11">Cybersécurité de l’IA (<text:span text:style-name="T6">cible</text:span>)</text:p>
      <text:p text:style-name="P11"/>
      <text:p text:style-name="P12">Sûreté de fonctionnement = <text:span text:style-name="T7">garantir le fonctionnement en l’absence d’attaquant</text:span></text:p>
      <text:p text:style-name="P14">Cybersécurité <text:s/>== garantir le fonctionnement <text:span text:style-name="T9">face à un </text:span>attaquant</text:p>
      <text:p text:style-name="P11"/>
      <text:p text:style-name="P12">Vulnérabilités usuelles des composants matériels et logiciels classiques :</text:p>
      <text:p text:style-name="P12">- compromission de l’infrastructure d’hébergement et d’administration des systèmes</text:p>
      <text:p text:style-name="P12">-</text:p>
      <text:p text:style-name="P13">Vulnérabilités spécifiques à l’IA</text:p>
      <text:p text:style-name="P13">- Empoisonnement : modification des données d’entraînement affectant les prédictions du modèle</text:p>
      <text:p text:style-name="P13">- Extraction : in<text:span text:style-name="T8">férence d’informations sur le modèle ou les données d’entraînement</text:span></text:p>
      <text:p text:style-name="P13">- Évasion : <text:span text:style-name="T10">détourner le comportement du système IA en production au moyen de requêtes malveillantes</text:span></text:p>
      <text:p text:style-name="P13"/>
      <text:p text:style-name="P15"><text:soft-page-break/>Partage des responsabilités et des risques</text:p>
      <text:p text:style-name="P15">- Sous-traitance complète</text:p>
      <text:p text:style-name="P15">- Sous-traitance de l’entraînement</text:p>
      <text:p text:style-name="P15">- Sous-traitance de l’hébergement</text:p>
      <text:p text:style-name="P15">- Aucune sous-traitance</text:p>
      <text:p text:style-name="P15"/>
      <text:p text:style-name="P18">Prévoir un mode dégradé, car on ne peut pas garantir la disponibilité illimitée et persistante de l’IA.</text:p>
      <text:p text:style-name="P15"/>
      <text:p text:style-name="P19">Alertes vibe coding</text:p>
      <text:p text:style-name="P19">- risque de déploiement massif de failles de sécurité intrinsèques aux modèles</text:p>
      <text:p text:style-name="P19">- risque de code impossible à maintenir par un être humain</text:p>
      <text:p text:style-name="P19">- risque de disparition de la compétence de dev (formation des nouveaux?)</text:p>
      <text:p text:style-name="P16"/>
      <text:p text:style-name="P20">Annuaire des menaces : <text:a xlink:type="simple" xlink:href="https://atlas.mitre.org/" text:style-name="Internet_20_link" text:visited-style-name="Visited_20_Internet_20_Link">https://atlas.mitre.org/</text:a></text:p>
      <text:p text:style-name="P17"/>
      <text:p text:style-name="P21">SAST = Analyse de code statique</text:p>
      <text:p text:style-name="P21">DAST = Analyse de code dynamique (runtime) </text:p>
      <text:p text:style-name="P21">SCA = Analyse des composants tiers</text:p>
      <text:p text:style-name="P16"/>
      <text:p text:style-name="P16">Questions :</text:p>
      <text:p text:style-name="P16">- indicateur de santé cybersécurité en france (protégé à 20%) ?</text:p>
      <text:p text:style-name="P16">- distinguer le trafic légitime et illégitime ? (contamination des stats)</text:p>
      <text:p text:style-name="P16"/>
      <text:p text:style-name="P16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08:41:07.049245035</meta:creation-date>
    <meta:generator>LibreOffice/24.2.7.2$Linux_X86_64 LibreOffice_project/420$Build-2</meta:generator>
    <dc:date>2026-04-08T12:41:16.104604982</dc:date>
    <meta:editing-duration>PT3H21M39S</meta:editing-duration>
    <meta:editing-cycles>29</meta:editing-cycles>
    <meta:document-statistic meta:table-count="0" meta:image-count="0" meta:object-count="0" meta:page-count="2" meta:paragraph-count="57" meta:word-count="377" meta:character-count="2545" meta:non-whitespace-character-count="2223"/>
  </office:meta>
</office:document-meta>
</file>